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78c6" officeooo:paragraph-rsid="000478c6"/>
    </style:style>
    <style:style style:name="P2" style:family="paragraph" style:parent-style-name="Standard">
      <style:text-properties fo:font-weight="bold" officeooo:rsid="000478c6" officeooo:paragraph-rsid="000478c6" style:font-weight-asian="bold" style:font-weight-complex="bold"/>
    </style:style>
    <style:style style:name="P3" style:family="paragraph" style:parent-style-name="Standard">
      <style:text-properties fo:font-weight="normal" officeooo:rsid="000478c6" officeooo:paragraph-rsid="000478c6" style:font-weight-asian="normal" style:font-weight-complex="normal"/>
    </style:style>
    <style:style style:name="P4" style:family="paragraph" style:parent-style-name="Standard">
      <style:text-properties fo:font-weight="normal" officeooo:rsid="0005ccce" officeooo:paragraph-rsid="0005ccce" style:font-weight-asian="normal" style:font-weight-complex="normal"/>
    </style:style>
    <style:style style:name="P5" style:family="paragraph" style:parent-style-name="Standard">
      <style:text-properties fo:font-size="18pt" fo:font-weight="bold" officeooo:rsid="000478c6" officeooo:paragraph-rsid="000478c6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5ccce"/>
    </style:style>
    <style:style style:name="T4" style:family="text">
      <style:text-properties officeooo:rsid="000638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Theory sections</text:p>
      <text:p text:style-name="P1"/>
      <text:p text:style-name="P2">Numerical foundation:</text:p>
      <text:p text:style-name="P1"><text:span text:style-name="T1"><text:tab/></text:span><text:span text:style-name="T2">Parallelization</text:span></text:p>
      <text:p text:style-name="P1"><text:span text:style-name="T2"/></text:p>
      <text:p text:style-name="P2">The wave function:</text:p>
      <text:p text:style-name="P3"><text:tab/>Spin model, spin = 0 up and down. </text:p>
      <text:p text:style-name="P1"/>
      <text:p text:style-name="P1"><text:tab/></text:p>
      <text:p text:style-name="P5">Experimental and resdis-sections</text:p>
      <text:p text:style-name="P1"/>
      <text:p text:style-name="P2">Verifications and benchmarks</text:p>
      <text:p text:style-name="P3">2 a.u. unperturbed, with explanation</text:p>
      <text:p text:style-name="P3">3 a.u.: Taut and others</text:p>
      <text:p text:style-name="P4">10 a.u </text:p>
      <text:p text:style-name="P4">28 a.u.</text:p>
      <text:p text:style-name="P3"/>
      <text:p text:style-name="P2">Optimization and <text:span text:style-name="T4">other method differences</text:span></text:p>
      <text:p text:style-name="P3">Importance sampling, Time and accuracy.</text:p>
      <text:p text:style-name="P3"/>
      <text:p text:style-name="P2">Applications</text:p>
      <text:p text:style-name="P4">Energies and variances 6 and 12 electrons</text:p>
      <text:p text:style-name="P4">Virial theorem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4:56:33.279637659</meta:creation-date>
    <dc:date>2014-11-20T20:18:08.720051180</dc:date>
    <meta:editing-duration>PT4H51M24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7" meta:word-count="56" meta:character-count="387" meta:non-whitespace-character-count="341"/>
  </office:meta>
</office:document-meta>
</file>